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be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Patch.createFromXml( Element orderPatch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OrderPatch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rderPatch.getOrderInstru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Patch.OrderPatch( String orderingType , Member [ ] instruc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rderPatch.getOrde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.getMember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mber.Member( String memberHandle , Position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Patch.OrderPatch( String orderingType , Member instr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